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8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William B. Hackenburg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9 November 1872</text:p>
      <text:p text:style-name="P5">Month<text:tab/><text:tab/><text:tab/><text:tab/><text:tab/><text:tab/>November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ovbr 19. 1872./</text:span></text:p>
      <text:p text:style-name="P2"><text:span text:style-name="T1">Rev &amp; dear sir,/</text:span></text:p>
      <text:p text:style-name="P2"><text:span text:style-name="T1"><text:tab/>By some inadvertence,/ Mr Abr Goldsmith omitted to see/ you to ask your kind co-operation/ at the meeting this evening at/ the mercantile. <text:s/>A few remarks/ from you will have a great effect./</text:span></text:p>
      <text:p text:style-name="P2"><text:span text:style-name="T1"><text:tab/>Mr Goldsmith himself is in New York/ and I am so busy in finishg[sic] the/ preparations for the meetig[sic] tht[sic] I/ am unable to call./</text:span></text:p>
      <text:p text:style-name="P2"><text:span text:style-name="T1"><text:tab/>Of course, you understand, that/ its object is to raise the required balance/ for the Hospital Building Fund, among/ our co-religionists without [crossed-out: ref] calling/ on outsiders./</text:span></text:p>
      <text:p text:style-name="P2"><text:span text:style-name="T1"><text:tab/><text:tab/><text:tab/><text:tab/><text:tab/><text:tab/><text:tab/><text:tab/><text:tab/><text:tab/>Truly Yrs/</text:span></text:p>
      <text:p text:style-name="P2"><text:span text:style-name="T1"><text:tab/><text:tab/><text:tab/><text:tab/><text:tab/><text:tab/><text:tab/><text:tab/><text:tab/><text:tab/>Wm B Hackenburg/</text:span></text:p>
      <text:p text:style-name="P2"><text:span text:style-name="T1">Rev.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09:29:29</meta:creation-date>
    <dc:date>2009-05-18T09:40:56</dc:date>
    <dc:language>en-US</dc:language>
    <meta:editing-cycles>2</meta:editing-cycles>
    <meta:editing-duration>PT11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66" meta:character-count="1884"/>
  </office:meta>
</office:document-meta>
</file>